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FreeSans" fo:font-size="12pt" style:font-size-asian="12pt" style:font-size-complex="12pt"/>
    </style:style>
    <style:style style:name="P2" style:family="paragraph" style:parent-style-name="Preformatted_20_Text">
      <style:text-properties style:font-name="FreeSans" fo:font-size="12pt" officeooo:rsid="0011ee2b" officeooo:paragraph-rsid="0011ee2b" style:font-size-asian="12pt" style:font-size-complex="12pt"/>
    </style:style>
    <style:style style:name="P3" style:family="paragraph" style:parent-style-name="Preformatted_20_Text">
      <style:text-properties style:font-name="FreeSans" fo:font-size="12pt" officeooo:paragraph-rsid="00147726" style:font-size-asian="12pt" style:font-size-complex="12pt"/>
    </style:style>
    <style:style style:name="P4" style:family="paragraph" style:parent-style-name="Preformatted_20_Text">
      <style:text-properties style:font-name="FreeSans" fo:font-size="12pt" officeooo:rsid="00151fdc" officeooo:paragraph-rsid="00151fdc" style:font-size-asian="12pt" style:font-size-complex="12pt"/>
    </style:style>
    <style:style style:name="P5" style:family="paragraph" style:parent-style-name="Preformatted_20_Text">
      <style:text-properties style:font-name="FreeSans" fo:font-size="12pt" officeooo:rsid="00168934" officeooo:paragraph-rsid="00168934" style:font-size-asian="12pt" style:font-size-complex="12pt"/>
    </style:style>
    <style:style style:name="P6" style:family="paragraph" style:parent-style-name="Preformatted_20_Text">
      <style:text-properties style:font-name="FreeSans" fo:font-size="12pt" officeooo:rsid="00187c46" officeooo:paragraph-rsid="00187c46" style:font-size-asian="12pt" style:font-size-complex="12pt"/>
    </style:style>
    <style:style style:name="P7" style:family="paragraph" style:parent-style-name="Preformatted_20_Text">
      <style:text-properties style:font-name="FreeSans" fo:font-size="12pt" officeooo:paragraph-rsid="00187c46" style:font-size-asian="12pt" style:font-size-complex="12pt"/>
    </style:style>
    <style:style style:name="P8" style:family="paragraph" style:parent-style-name="Preformatted_20_Text">
      <style:text-properties style:font-name="FreeSans" fo:font-size="12pt" officeooo:rsid="001a036a" officeooo:paragraph-rsid="001a036a" style:font-size-asian="12pt" style:font-size-complex="12pt"/>
    </style:style>
    <style:style style:name="P9" style:family="paragraph" style:parent-style-name="Preformatted_20_Text">
      <style:text-properties style:font-name="FreeSans" fo:font-size="12pt" officeooo:rsid="001e4281" officeooo:paragraph-rsid="001e4281" style:font-size-asian="12pt" style:font-size-complex="12pt"/>
    </style:style>
    <style:style style:name="P10" style:family="paragraph" style:parent-style-name="Preformatted_20_Text">
      <style:text-properties officeooo:paragraph-rsid="00147726"/>
    </style:style>
    <style:style style:name="P11" style:family="paragraph" style:parent-style-name="Preformatted_20_Text">
      <style:text-properties officeooo:paragraph-rsid="001a036a"/>
    </style:style>
    <style:style style:name="P12" style:family="paragraph" style:parent-style-name="Preformatted_20_Text">
      <style:paragraph-properties fo:margin-top="0cm" fo:margin-bottom="0.499cm" loext:contextual-spacing="false"/>
      <style:text-properties style:font-name="FreeSans" fo:font-size="12pt" style:font-size-asian="12pt" style:font-size-complex="12pt"/>
    </style:style>
    <style:style style:name="P13" style:family="paragraph" style:parent-style-name="Standard">
      <style:text-properties style:font-name="FreeSans" fo:font-size="12pt" style:font-size-asian="12pt" style:font-size-complex="12pt"/>
    </style:style>
    <style:style style:name="P14" style:family="paragraph" style:parent-style-name="Standard">
      <style:text-properties style:font-name="FreeSans" fo:font-size="12pt" officeooo:rsid="0011ee2b" officeooo:paragraph-rsid="0011ee2b" style:font-size-asian="12pt" style:font-size-complex="12pt"/>
    </style:style>
    <style:style style:name="P15" style:family="paragraph" style:parent-style-name="Standard">
      <style:text-properties style:font-name="FreeSans" fo:font-size="12pt" officeooo:rsid="0011ee2b" officeooo:paragraph-rsid="00147726" style:font-size-asian="12pt" style:font-size-complex="12pt"/>
    </style:style>
    <style:style style:name="P16" style:family="paragraph" style:parent-style-name="Standard">
      <style:text-properties style:font-name="FreeSans" fo:font-size="12pt" officeooo:rsid="0012936d" officeooo:paragraph-rsid="00147726" style:font-size-asian="12pt" style:font-size-complex="12pt"/>
    </style:style>
    <style:style style:name="P17" style:family="paragraph" style:parent-style-name="Standard">
      <style:text-properties style:font-name="FreeSans" fo:font-size="12pt" officeooo:rsid="0012936d" officeooo:paragraph-rsid="0012936d" style:font-size-asian="12pt" style:font-size-complex="12pt"/>
    </style:style>
    <style:style style:name="P18" style:family="paragraph" style:parent-style-name="Standard">
      <style:text-properties style:font-name="FreeSans" fo:font-size="12pt" officeooo:rsid="00147726" officeooo:paragraph-rsid="00147726" style:font-size-asian="12pt" style:font-size-complex="12pt"/>
    </style:style>
    <style:style style:name="P19" style:family="paragraph" style:parent-style-name="Standard">
      <style:text-properties style:font-name="FreeSans" fo:font-size="12pt" officeooo:rsid="001e4281" officeooo:paragraph-rsid="001e4281" style:font-size-asian="12pt" style:font-size-complex="12pt"/>
    </style:style>
    <style:style style:name="P20" style:family="paragraph" style:parent-style-name="Standard">
      <style:text-properties style:font-name="FreeSans" fo:font-size="12pt" officeooo:rsid="0011ee2b" officeooo:paragraph-rsid="00147726" style:font-size-asian="12pt" style:font-size-complex="12pt"/>
    </style:style>
    <style:style style:name="T1" style:family="text">
      <style:text-properties officeooo:rsid="0011ee2b"/>
    </style:style>
    <style:style style:name="T2" style:family="text">
      <style:text-properties officeooo:rsid="00147726"/>
    </style:style>
    <style:style style:name="T3" style:family="text">
      <style:text-properties style:font-name="FreeSans" fo:font-size="12pt" officeooo:rsid="00147726" style:font-size-asian="12pt" style:font-size-complex="12pt"/>
    </style:style>
    <style:style style:name="T4" style:family="text">
      <style:text-properties style:font-name="FreeSans" fo:font-size="12pt" officeooo:rsid="00151fdc" style:font-size-asian="12pt" style:font-size-complex="12pt"/>
    </style:style>
    <style:style style:name="T5" style:family="text">
      <style:text-properties style:font-name="FreeSans" fo:font-size="12pt" officeooo:rsid="001a036a" style:font-size-asian="12pt" style:font-size-complex="12pt"/>
    </style:style>
    <style:style style:name="T6" style:family="text">
      <style:text-properties style:font-name="FreeSans" fo:font-size="12pt" officeooo:rsid="001b7d14" style:font-size-asian="12pt" style:font-size-complex="12pt"/>
    </style:style>
    <style:style style:name="T7" style:family="text">
      <style:text-properties style:font-name="FreeSans" fo:font-size="12pt" officeooo:rsid="00151fdc" style:font-name-asian="Noto Sans Mono CJK SC" style:font-size-asian="12pt" style:font-name-complex="Liberation Mono" style:font-size-complex="12pt"/>
    </style:style>
    <style:style style:name="T8" style:family="text">
      <style:text-properties style:font-name="FreeSans" fo:font-size="12pt" officeooo:rsid="001b7d14" style:font-name-asian="Noto Sans Mono CJK SC" style:font-size-asian="12pt" style:font-name-complex="Liberation Mono" style:font-size-complex="12pt"/>
    </style:style>
    <style:style style:name="T9" style:family="text">
      <style:text-properties style:font-name="FreeSans" fo:font-size="12pt" officeooo:rsid="001c537e" style:font-name-asian="Noto Sans Mono CJK SC" style:font-size-asian="12pt" style:font-name-complex="Liberation Mono" style:font-size-complex="12pt"/>
    </style:style>
    <style:style style:name="T10" style:family="text">
      <style:text-properties officeooo:rsid="00168934"/>
    </style:style>
    <style:style style:name="T11" style:family="text">
      <style:text-properties officeooo:rsid="00187c46"/>
    </style:style>
    <style:style style:name="T12" style:family="text">
      <style:text-properties officeooo:rsid="001b7d14"/>
    </style:style>
    <style:style style:name="T13" style:family="text">
      <style:text-properties officeooo:rsid="001e80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Exercício – <text:span text:style-name="T1">Fundamentos de TI</text:span></text:p>
      <text:p text:style-name="P14">21/02/2019</text:p>
      <text:p text:style-name="P14"/>
      <text:p text:style-name="P14">Alunos: Carlos Andrigo, Igor Ambonatti, Jacson Coelho, Luis Felipe Machado, Luciano Galvão, Paulo Cesar Nogueira.</text:p>
      <text:p text:style-name="P14"/>
      <text:p text:style-name="P2">1. Qual foi o grande marco inicial para a informática? pg.23</text:p>
      <text:p text:style-name="P2"/>
      <text:p text:style-name="P15">R – Pode-se apontar como a 2ª guerra mundial como o marco inicial, quando efetivamente se construíram os primeiros computadores digitais.</text:p>
      <text:p text:style-name="P2"/>
      <text:p text:style-name="P1">2. Porque a palavra obsolescência é utilizada constantemente <text:s/>na informática?</text:p>
      <text:p text:style-name="P1"/>
      <text:p text:style-name="P15">R – Pela tecnologia apresentar uma rápida evolução, dispositivos que são atuais podem se tornar obsoletos rapidamente. Fazendo com que esse termo seja muito presente na comunidade tecnológica.</text:p>
      <text:p text:style-name="P1"/>
      <text:p text:style-name="P3">3. Quais os fundamentos para a ciência da computação?</text:p>
      <text:p text:style-name="P3"/>
      <text:p text:style-name="P15"><text:span text:style-name="T2">R</text:span> – São as ciências matemáticas e da lógica que fundamentam a ciência da computação. Por serem as bases usadas por dezenas de pensadores de diferentes culturas para encontrar melhores formas de usar símbolos que representam algoritmos.</text:p>
      <text:p text:style-name="P3"><text:s/></text:p>
      <text:p text:style-name="P3">4. O que levou a surgimento da engenharia de software?</text:p>
      <text:p text:style-name="P3"/>
      <text:p text:style-name="P16"><text:span text:style-name="T2">R</text:span> – A engenharia de software surge pela busca da qualidade no processo de desenvolvimento de software, viabilizando a padronização e organização no processo de desenvolvimento.</text:p>
      <text:p text:style-name="P3"/>
      <text:p text:style-name="P1">5. O Que George Cantor, George Boole, Frege e Peano, trouxeram de contribuição para a informática?</text:p>
      <text:p text:style-name="P1"/>
      <text:p text:style-name="P10"><text:span text:style-name="T3">R – </text:span><text:span text:style-name="T4">Todos contribuíram pois as </text:span><text:span text:style-name="T7">fórmulas</text:span><text:span text:style-name="T4"> e cálculos matemáticos foram essenciais para o inicio da informática que conhecemos hoje, pois os estudos eram na sua maioria para automatizar a resolução de teoremas e cálculos matemáticos.</text:span></text:p>
      <text:p text:style-name="P1"/>
      <text:p text:style-name="P1">6. Qual o papel de Alan Turing <text:s/>na computação?</text:p>
      <text:p text:style-name="P1"/>
      <text:p text:style-name="P4">R – Alan Turing foi <text:span text:style-name="T10">um dos primeiros a pensar na possibilidade de uma máquina se tornar inteligente e criou um modelo teórico para um computador universal, criando ainda o Teste de Turing, criado com o objetivo de verificar se o computador é capaz de imitar e pensar como o cérebro humano, ou seja, uma espécie de “inteligencia virtual”, algo já na época de 1930, 1940.</text:span></text:p>
      <text:p text:style-name="P1"/>
      <text:p text:style-name="P1">7. A máquina de Jacquard teve sua inspiração onde?</text:p>
      <text:p text:style-name="P1"/>
      <text:p text:style-name="P5">R – A máquina de Jacquard teve a sua inspiração no processo de produção <text:span text:style-name="T11">do tear, visando a melhoria e uma maior produtividade, sendo que antes o processo da criação de estampas era todo manual, passando a ser “digital”.</text:span></text:p>
      <text:p text:style-name="P1"/>
      <text:p text:style-name="P1"/>
      <text:p text:style-name="P1"/>
      <text:p text:style-name="P1"/>
      <text:p text:style-name="P1"><text:soft-page-break/>8. Quem foi Ada Augusta Byron ?</text:p>
      <text:p text:style-name="P1"/>
      <text:p text:style-name="P6">R – Ada Augusta Byron, condessa de Lovelace, foi a primeira efetiva programadora de computadores que se tem registros.</text:p>
      <text:p text:style-name="P1"/>
      <text:p text:style-name="P1">9. Quem foi Claude E. Shannon?</text:p>
      <text:p text:style-name="P1"/>
      <text:p text:style-name="P6">R - Claude E. Shannon , foi um matemático, engenheiro eletrônico e criptógrafo, <text:span text:style-name="T13">que</text:span> com apenas 22 anos, deu uma grande contribuição à Computação: em 1937 ele estabeleceu uma ligação entre os circuitos elétricos e o formalismo lógico.</text:p>
      <text:p text:style-name="P1"/>
      <text:p text:style-name="P7">10. Como a IBM participou do inicio da História da computação?</text:p>
      <text:p text:style-name="P7"/>
      <text:p text:style-name="P8">R - Em 1935 a IBM começou a produzir suas séries 602, 602A até 605, calculadoras baseadas em relês que produziam em altas velocidades – como Babbage imaginou – tabelas de vários tipos, com alta confiabilidade.</text:p>
      <text:p text:style-name="P7"/>
      <text:p text:style-name="P1">11. ENIAC, EDVAC e EDSAC , estes nomes representam o que e quais suas <text:span text:style-name="T12">características</text:span> evolutorias?</text:p>
      <text:p text:style-name="P1"/>
      <text:p text:style-name="P11"><text:span text:style-name="T5">R – </text:span><text:span text:style-name="T6">Todos os 3 foram dos primeiros computadores digitais eletrônicos criados, sendo o </text:span><text:span text:style-name="T8">ENIAC</text:span><text:span text:style-name="T6"> o primeiro, </text:span><text:span text:style-name="T8">q</text:span><text:span text:style-name="T9">ue executava desvios condicionais e era programável, os dados eram processados via cartão perfurado.</text:span><text:span text:style-name="T6"> EDVAC foi uma “evolução” do ENIAC, utilizando códigos binários e programas armazenados em memória, respeitando a arquitetura de von Neumann, os dois pertenciam aos Estados Unidos, já o EDSAC é de origem britânica, e sua memória podia ser lida e gravada.</text:span></text:p>
      <text:p text:style-name="P1"/>
      <text:p text:style-name="P1">12. O que foi o diagrama de fluxos?</text:p>
      <text:p text:style-name="P1"/>
      <text:p text:style-name="P9">R - </text:p>
      <text:p text:style-name="P9"/>
      <text:p text:style-name="P1">13. Como surgiu o conceito de programa armazenado?</text:p>
      <text:p text:style-name="P1"/>
      <text:p text:style-name="P9">R - </text:p>
      <text:p text:style-name="P1"/>
      <text:p text:style-name="P12">14. Poderiamos catagorizar <text:s/>as gerações de computadoes, se sim quais e quais suas principais caracteristicas?</text:p>
      <text:p text:style-name="P19">R - </text:p>
      <text:p text:style-name="P14"/>
      <text:p text:style-name="P14"/>
      <text:p text:style-name="P14"/>
      <text:p text:style-name="P14"/>
      <text:p text:style-name="P14"/>
      <text:p text:style-name="P17"/>
      <text:p text:style-name="P17"/>
      <text:p text:style-name="P1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2T23:16:38.409907736</meta:creation-date>
    <dc:date>2020-02-23T11:42:13.849659310</dc:date>
    <meta:editing-duration>PT16M34S</meta:editing-duration>
    <meta:editing-cycles>4</meta:editing-cycles>
    <meta:generator>LibreOffice/6.3.3.2$Linux_X86_64 LibreOffice_project/30$Build-2</meta:generator>
    <meta:document-statistic meta:table-count="0" meta:image-count="0" meta:object-count="0" meta:page-count="2" meta:paragraph-count="32" meta:word-count="578" meta:character-count="3595" meta:non-whitespace-character-count="3029"/>
  </office:meta>
</office:document-meta>
</file>